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3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6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8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4" style:family="paragraph" style:parent-style-name="Standard">
      <style:text-properties style:font-name="Times" officeooo:rsid="0023fc48" officeooo:paragraph-rsid="0035683a"/>
    </style:style>
    <style:style style:name="P95" style:family="paragraph" style:parent-style-name="Standard">
      <style:text-properties style:font-name="Times" officeooo:paragraph-rsid="0035683a"/>
    </style:style>
    <style:style style:name="P96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7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8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9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0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1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1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18" style:family="paragraph" style:parent-style-name="Text_20_body" style:list-style-name="L2">
      <style:text-properties style:font-name="Times" officeooo:paragraph-rsid="005e7128"/>
    </style:style>
    <style:style style:name="P21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224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5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6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7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8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9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30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1" style:family="paragraph" style:parent-style-name="Heading_20_2">
      <style:paragraph-properties fo:line-height="100%"/>
      <style:text-properties officeooo:paragraph-rsid="0047b3fc"/>
    </style:style>
    <style:style style:name="P232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3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4" style:family="paragraph" style:parent-style-name="Heading_20_2">
      <style:text-properties style:font-name="Times" officeooo:paragraph-rsid="0034c862"/>
    </style:style>
    <style:style style:name="P235" style:family="paragraph" style:parent-style-name="Heading_20_2">
      <style:text-properties style:font-name="Times" officeooo:paragraph-rsid="0035683a"/>
    </style:style>
    <style:style style:name="P236" style:family="paragraph" style:parent-style-name="Heading_20_2">
      <style:text-properties style:font-name="Times" officeooo:paragraph-rsid="003a9220"/>
    </style:style>
    <style:style style:name="P237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8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9" style:family="paragraph" style:parent-style-name="Heading_20_2">
      <style:text-properties style:font-name="Times" officeooo:paragraph-rsid="003715ab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4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5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6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7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50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89"/>
      <text:p text:style-name="P90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8"/>
      <text:p text:style-name="P88"/>
      <text:p text:style-name="P88"/>
      <text:p text:style-name="P88"/>
      <text:p text:style-name="P88"/>
      <text:p text:style-name="P87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1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2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5198067646302437527" text:style-name="L1">
        <text:list-item>
          <text:p text:style-name="P22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2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20">Gerar Relatórios de Vendas Efetuadas, <text:span text:style-name="T65">Compras Realizadas e Produtos Vendidos.</text:span></text:p>
        </text:list-item>
      </text:list>
      <text:p text:style-name="P50"/>
      <text:p text:style-name="P7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8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<text:soft-page-break/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30" text:outline-level="2">1.7. <text:s/>Diagrama de Caso de Uso de 2º nível </text:h>
      <text:h text:style-name="P231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32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40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8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41" text:outline-level="2"/>
      <text:p text:style-name="P80"/>
      <text:p text:style-name="P80"/>
      <text:h text:style-name="P241" text:outline-level="2"/>
      <text:h text:style-name="P241" text:outline-level="2"/>
      <text:p text:style-name="P80"/>
      <text:h text:style-name="P244" text:outline-level="2"><text:soft-page-break/><text:span text:style-name="T135">1.7</text:span>.4. Funcionalidade 04 – Gerenciar Veículos</text:h>
      <text:h text:style-name="P233" text:outline-level="2"><draw:frame draw:style-name="fr6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33" text:outline-level="2"><text:span text:style-name="T141">1.7</text:span><text:span text:style-name="T136">.5. Funcionalidade 05 - Gerenciar Usuários</text:span></text:h>
      <text:p text:style-name="P3"><draw:frame draw:style-name="fr7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3" text:outline-level="2"><text:soft-page-break/><text:span text:style-name="T135">1.7</text:span>.6. Funcionalidade 06 – Gerenciar Produtos</text:h>
      <text:p text:style-name="P72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2"/>
      <text:h text:style-name="P242" text:outline-level="2"><text:span text:style-name="T61">1.7</text:span><text:span text:style-name="T60">.7. Funcionalidade 07 - Efetuar Vendas</text:span></text:h>
      <text:p text:style-name="P72"><draw:frame draw:style-name="fr7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41" text:outline-level="2"><text:soft-page-break/><text:span text:style-name="T135">1.7</text:span>.8. Funcionalidade 08 – Gerenciar Clientes</text:h>
      <text:p text:style-name="P78"><draw:frame draw:style-name="fr7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41" text:outline-level="2"><text:span text:style-name="T135">1.7</text:span>.9. Funcionalidade 09 - Realizar Entrega</text:h>
      <text:p text:style-name="P72"><draw:frame draw:style-name="fr7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41" text:outline-level="2"><text:soft-page-break/><text:span text:style-name="T135">7.1</text:span>.10. Funcionalidade 10 – Gerenciar Estoque</text:h>
      <text:p text:style-name="P72"><draw:frame draw:style-name="fr7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50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34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48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6">Caso de uso</text:p>
          </table:table-cell>
          <table:table-cell table:style-name="Table1.B1" office:value-type="string">
            <text:p text:style-name="P113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6">Atores Envolvidos</text:p>
          </table:table-cell>
          <table:table-cell table:style-name="Table1.B2" office:value-type="string">
            <text:p text:style-name="P130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2"/>
            <text:p text:style-name="P102">Pré-Condições</text:p>
          </table:table-cell>
          <table:table-cell table:style-name="Table1.B2" office:value-type="string">
            <text:p text:style-name="P134"><text:span text:style-name="T66">PR1</text:span>- <text:span text:style-name="T145">O usuário deve estar na tela Gerenciar Funcionários.</text:span></text:p>
            <text:p text:style-name="P138"/>
          </table:table-cell>
        </table:table-row>
        <table:table-row>
          <table:table-cell table:style-name="Table1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.B2" office:value-type="string">
            <text:p text:style-name="P143"><text:span text:style-name="T66">FP1</text:span>- <text:span text:style-name="T147">O usuário clica no botão Novo Funcionário;</text:span></text:p>
            <text:p text:style-name="P147"/>
            <text:p text:style-name="P147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1"/>
            <text:p text:style-name="P151"><text:span text:style-name="T66">FP3</text:span>- O usuário clica no botão Salvar; <text:span text:style-name="T150">[RN1]</text:span></text:p>
            <text:p text:style-name="P159"/>
            <text:p text:style-name="P159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3"/>
          </table:table-cell>
        </table:table-row>
        <table:table-row>
          <table:table-cell table:style-name="Table1.A2" office:value-type="string">
            <text:p text:style-name="P106">Fluxos Alternativos</text:p>
          </table:table-cell>
          <table:table-cell table:style-name="Table1.B2" office:value-type="string">
            <text:p text:style-name="P159"><text:span text:style-name="T73">AF1</text:span>- Se o funcionário já estiver cadastrado <text:span text:style-name="T151">será</text:span> exibida a mensagem: “Funcionário já existe!”</text:p>
            <text:p text:style-name="P167"/>
            <text:p text:style-name="P167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6"/>
            <text:p text:style-name="P106">Regras de Negócio</text:p>
          </table:table-cell>
          <table:table-cell table:style-name="Table1.B2" office:value-type="string">
            <text:p text:style-name="P151"><text:span text:style-name="T66">RN1</text:span>- O botão Salvar só ficará ativado após serem preenchidos os campos nome, senha, CPF, RG, carteira de trabalho e telefone.</text:p>
            <text:p text:style-name="P173"/>
            <text:p text:style-name="P173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6">Pós-Condições</text:p>
          </table:table-cell>
          <table:table-cell table:style-name="Table1.B2" office:value-type="string">
            <text:p text:style-name="P151">O funcionário estará cadastrado.</text:p>
          </table:table-cell>
        </table:table-row>
        <table:table-row>
          <table:table-cell table:style-name="Table1.A2" office:value-type="string">
            <text:p text:style-name="P106">Casos de uso Dependentes</text:p>
          </table:table-cell>
          <table:table-cell table:style-name="Table1.B2" office:value-type="string">
            <text:p text:style-name="P178">UC <text:span text:style-name="T191">1.2</text:span>, UC1.3, UC 1.4</text:p>
          </table:table-cell>
        </table:table-row>
      </table:table>
      <text:p text:style-name="P82"/>
      <text:p text:style-name="P82"/>
      <text:p text:style-name="P73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6">Caso de uso</text:p>
          </table:table-cell>
          <table:table-cell table:style-name="Table2.B1" office:value-type="string">
            <text:p text:style-name="P113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6">Atores Envolvidos</text:p>
          </table:table-cell>
          <table:table-cell table:style-name="Table2.B2" office:value-type="string">
            <text:p text:style-name="P130">Usuário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>Pré-Condições</text:p>
          </table:table-cell>
          <table:table-cell table:style-name="Table2.B2" office:value-type="string">
            <text:p text:style-name="P134"><text:span text:style-name="T66">PR1</text:span>- <text:span text:style-name="T145">O usuário deve estar na tela Gerenciar Funcionários;</text:span></text:p>
            <text:p text:style-name="P181"/>
            <text:p text:style-name="P181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.B2" office:value-type="string">
            <text:p text:style-name="P143"><text:span text:style-name="T66">FP1</text:span>- <text:span text:style-name="T147">O usuário seleciona um dos itens (funcionário) da lista Funcionários cadastrados;</text:span></text:p>
            <text:p text:style-name="P151"/>
            <text:p text:style-name="P151"><text:span text:style-name="T66">FP</text:span><text:span text:style-name="T74">2</text:span>- O usuário clica no botão <text:span text:style-name="T154">Excluir</text:span>; <text:span text:style-name="T150">[RN1]</text:span></text:p>
            <text:p text:style-name="P159"/>
            <text:p text:style-name="P159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7"/>
            <text:p text:style-name="P187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6"/>
            <text:p text:style-name="P106">Fluxos Alternativos</text:p>
          </table:table-cell>
          <table:table-cell table:style-name="Table2.B2" office:value-type="string">
            <text:p text:style-name="P159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6"/>
            <text:p text:style-name="P106">Regras de Negócio</text:p>
          </table:table-cell>
          <table:table-cell table:style-name="Table2.B2" office:value-type="string">
            <text:p text:style-name="P151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6">Pós-Condições</text:p>
          </table:table-cell>
          <table:table-cell table:style-name="Table2.B2" office:value-type="string">
            <text:p text:style-name="P156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6">Casos de uso Dependentes</text:p>
          </table:table-cell>
          <table:table-cell table:style-name="Table2.B2" office:value-type="string">
            <text:p text:style-name="P184">Não se aplica</text:p>
          </table:table-cell>
        </table:table-row>
      </table:table>
      <text:p text:style-name="P73"/>
      <text:h text:style-name="P248" text:outline-level="3"/>
      <text:p text:style-name="P81"/>
      <text:h text:style-name="P248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6">Caso de uso</text:p>
          </table:table-cell>
          <table:table-cell table:style-name="Table3.B1" office:value-type="string">
            <text:p text:style-name="P113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6">Atores Envolvidos</text:p>
          </table:table-cell>
          <table:table-cell table:style-name="Table3.B2" office:value-type="string">
            <text:p text:style-name="P130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2"/>
            <text:p text:style-name="P112"/>
            <text:p text:style-name="P106">Pré-Condições</text:p>
          </table:table-cell>
          <table:table-cell table:style-name="Table3.B2" office:value-type="string">
            <text:p text:style-name="P134"><text:span text:style-name="T66">PR1</text:span>- <text:span text:style-name="T145">O usuário deve estar na tela Gerenciar Funcionários;</text:span></text:p>
            <text:p text:style-name="P184"/>
            <text:p text:style-name="P181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3.B2" office:value-type="string">
            <text:p text:style-name="P143"><text:span text:style-name="T66">FP1</text:span>- <text:span text:style-name="T147">O usuário seleciona um dos itens (funcionário) da lista Funcionário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3"/>
            <text:p text:style-name="P159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0"/>
            <text:p text:style-name="P187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3"/>
            <text:p text:style-name="P195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6"/>
            <text:p text:style-name="P106">Fluxos Alternativos</text:p>
          </table:table-cell>
          <table:table-cell table:style-name="Table3.B2" office:value-type="string">
            <text:p text:style-name="P159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6"/>
            <text:p text:style-name="P106">Regras de Negócio</text:p>
          </table:table-cell>
          <table:table-cell table:style-name="Table3.B2" office:value-type="string">
            <text:p text:style-name="P151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6">Pós-Condições</text:p>
          </table:table-cell>
          <table:table-cell table:style-name="Table3.B2" office:value-type="string">
            <text:p text:style-name="P156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6">Casos de uso Dependentes</text:p>
          </table:table-cell>
          <table:table-cell table:style-name="Table3.B2" office:value-type="string">
            <text:p text:style-name="P184">Não se aplica</text:p>
          </table:table-cell>
        </table:table-row>
      </table:table>
      <text:p text:style-name="P73"/>
      <text:h text:style-name="P248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6">Caso de uso</text:p>
          </table:table-cell>
          <table:table-cell table:style-name="Table4.B1" office:value-type="string">
            <text:p text:style-name="P113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6">Atores Envolvidos</text:p>
          </table:table-cell>
          <table:table-cell table:style-name="Table4.B2" office:value-type="string">
            <text:p text:style-name="P130">Usuário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>Pré-Condições</text:p>
          </table:table-cell>
          <table:table-cell table:style-name="Table4.B2" office:value-type="string">
            <text:p text:style-name="P134"><text:span text:style-name="T66">PR1</text:span>- <text:span text:style-name="T145">O usuário deve estar na tela Gerenciar Funcionários;</text:span></text:p>
            <text:p text:style-name="P134"/>
            <text:p text:style-name="P181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/>
            <text:p text:style-name="P106"><text:soft-page-break/></text:p>
            <text:p text:style-name="P106"/>
            <text:p text:style-name="P106">Fluxo Principal</text:p>
          </table:table-cell>
          <table:table-cell table:style-name="Table4.B2" office:value-type="string">
            <text:p text:style-name="P143"><text:span text:style-name="T66">FP1</text:span>- <text:span text:style-name="T147">O usuário seleciona um dos itens (funcionário) da lista Funcionários cadastrados;</text:span></text:p>
            <text:p text:style-name="P151"/>
            <text:p text:style-name="P151"><text:soft-page-break/><text:span text:style-name="T66">FP</text:span><text:span text:style-name="T74">2</text:span>- O usuário clica <text:span text:style-name="T162">2 vezes no item (funcionário) selecionado;</text:span></text:p>
            <text:p text:style-name="P163"/>
            <text:p text:style-name="P159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8"/>
            <text:p text:style-name="P198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6">Fluxos Alternativos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Regras de Negócio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Pós-Condições</text:p>
          </table:table-cell>
          <table:table-cell table:style-name="Table4.B2" office:value-type="string">
            <text:p text:style-name="P198">Serão exibidos os dados do funcionário</text:p>
          </table:table-cell>
        </table:table-row>
        <table:table-row>
          <table:table-cell table:style-name="Table4.A2" office:value-type="string">
            <text:p text:style-name="P106">Casos de uso Dependentes</text:p>
          </table:table-cell>
          <table:table-cell table:style-name="Table4.B2" office:value-type="string">
            <text:p text:style-name="P184">Não se aplica</text:p>
          </table:table-cell>
        </table:table-row>
      </table:table>
      <text:p text:style-name="P73"/>
      <text:p text:style-name="P93"><text:span text:style-name="T178">2.</text:span>2. Funcionalidade 02 <text:span text:style-name="T163">(Gerenciar Fornecedores)</text:span></text:p>
      <text:h text:style-name="P245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7">Caso de uso</text:p>
          </table:table-cell>
          <table:table-cell table:style-name="Table9.B1" office:value-type="string">
            <text:p text:style-name="P114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7">Atores Envolvidos</text:p>
          </table:table-cell>
          <table:table-cell table:style-name="Table9.B2" office:value-type="string">
            <text:p text:style-name="P131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7"/>
            <text:p text:style-name="P107">Pré-Condições</text:p>
          </table:table-cell>
          <table:table-cell table:style-name="Table9.B2" office:value-type="string">
            <text:p text:style-name="P135"><text:span text:style-name="T66">PR1</text:span>- <text:span text:style-name="T145">O usuário deve estar na tela Gerenciar Fornecedores.</text:span></text:p>
            <text:p text:style-name="P139"/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9.B2" office:value-type="string">
            <text:p text:style-name="P144"><text:span text:style-name="T66">FP1</text:span>- <text:span text:style-name="T147">O usuário clica no botão Novo Fornecedor;</text:span></text:p>
            <text:p text:style-name="P148"/>
            <text:p text:style-name="P148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2"/>
            <text:p text:style-name="P152"><text:span text:style-name="T66">FP3</text:span>- O usuário clica no botão Salvar; 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Fluxos Alternativos</text:p>
          </table:table-cell>
          <table:table-cell table:style-name="Table9.B2" office:value-type="string">
            <text:p text:style-name="P160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2"/>
            <text:p text:style-name="P168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Regras de Negócio</text:p>
          </table:table-cell>
          <table:table-cell table:style-name="Table9.B2" office:value-type="string">
            <text:p text:style-name="P152"><text:span text:style-name="T66">RN1</text:span>- O botão Salvar só ficará ativado após serem preenchidos os campos nome, <text:span text:style-name="T164">CNPJ</text:span> e telefone.</text:p>
            <text:p text:style-name="P157"/>
            <text:p text:style-name="P174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7">Pós-Condições</text:p>
          </table:table-cell>
          <table:table-cell table:style-name="Table9.B2" office:value-type="string">
            <text:p text:style-name="P157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7">Casos de uso Dependentes</text:p>
          </table:table-cell>
          <table:table-cell table:style-name="Table9.B2" office:value-type="string">
            <text:p text:style-name="P180">UC 1.2, UC1.3, UC 1.4</text:p>
          </table:table-cell>
        </table:table-row>
      </table:table>
      <text:h text:style-name="P245" text:outline-level="3"/>
      <text:h text:style-name="P245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7">Caso de uso</text:p>
          </table:table-cell>
          <table:table-cell table:style-name="Table17.B1" office:value-type="string">
            <text:p text:style-name="P114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7">Atores Envolvidos</text:p>
          </table:table-cell>
          <table:table-cell table:style-name="Table17.B2" office:value-type="string">
            <text:p text:style-name="P131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>Pré-Condições</text:p>
          </table:table-cell>
          <table:table-cell table:style-name="Table17.B2" office:value-type="string">
            <text:p text:style-name="P135"><text:span text:style-name="T66">PR1</text:span>- <text:span text:style-name="T145">O usuário deve estar na tela Gerenciar Fornecedores;</text:span></text:p>
            <text:p text:style-name="P135"/>
            <text:p text:style-name="P182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7.B2" office:value-type="string">
            <text:p text:style-name="P144"><text:span text:style-name="T66">FP1</text:span>- <text:span text:style-name="T147">O usuário seleciona um dos itens (fornecedor) da lista Fornecedores cadastrados;</text:span></text:p>
            <text:p text:style-name="P144"/>
            <text:p text:style-name="P152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1"/>
            <text:p text:style-name="P188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7"/>
            <text:p text:style-name="P107">Fluxos Alternativos</text:p>
          </table:table-cell>
          <table:table-cell table:style-name="Table17.B2" office:value-type="string">
            <text:p text:style-name="P160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7"/>
            <text:p text:style-name="P107">Regras de Negócio</text:p>
          </table:table-cell>
          <table:table-cell table:style-name="Table17.B2" office:value-type="string">
            <text:p text:style-name="P152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7">Pós-Condições</text:p>
          </table:table-cell>
          <table:table-cell table:style-name="Table17.B2" office:value-type="string">
            <text:p text:style-name="P157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7">Casos de uso Dependentes</text:p>
          </table:table-cell>
          <table:table-cell table:style-name="Table17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5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7">Caso de uso</text:p>
          </table:table-cell>
          <table:table-cell table:style-name="Table18.B1" office:value-type="string">
            <text:p text:style-name="P114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7">Atores Envolvidos</text:p>
          </table:table-cell>
          <table:table-cell table:style-name="Table18.B2" office:value-type="string">
            <text:p text:style-name="P131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>Pré-Condições</text:p>
          </table:table-cell>
          <table:table-cell table:style-name="Table18.B2" office:value-type="string">
            <text:p text:style-name="P135"><text:span text:style-name="T66">PR1</text:span>- <text:span text:style-name="T145">O usuário deve estar na tela Gerenciar Fornecedores;</text:span></text:p>
            <text:p text:style-name="P135"/>
            <text:p text:style-name="P182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8.B2" office:value-type="string">
            <text:p text:style-name="P144"><text:span text:style-name="T66">FP1</text:span>- <text:span text:style-name="T147">O usuário seleciona um dos itens (fornecedor) da lista Fornecedores cadastrados;</text:span></text:p>
            <text:p text:style-name="P152"/>
            <text:p text:style-name="P15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2"/>
            <text:p text:style-name="P160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8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6"/>
            <text:p text:style-name="P196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7"/>
            <text:p text:style-name="P107">Fluxos Alternativos</text:p>
          </table:table-cell>
          <table:table-cell table:style-name="Table18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7"/>
            <text:p text:style-name="P107">Regras de Negócio</text:p>
          </table:table-cell>
          <table:table-cell table:style-name="Table18.B2" office:value-type="string">
            <text:p text:style-name="P152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7">Pós-Condições</text:p>
          </table:table-cell>
          <table:table-cell table:style-name="Table18.B2" office:value-type="string">
            <text:p text:style-name="P157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7">Casos de uso Dependentes</text:p>
          </table:table-cell>
          <table:table-cell table:style-name="Table18.B2" office:value-type="string">
            <text:p text:style-name="P185">Não se aplica</text:p>
          </table:table-cell>
        </table:table-row>
      </table:table>
      <text:p text:style-name="P94"/>
      <text:p text:style-name="P94"/>
      <text:h text:style-name="P245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7">Caso de uso</text:p>
          </table:table-cell>
          <table:table-cell table:style-name="Table19.B1" office:value-type="string">
            <text:p text:style-name="P115">Consultar Fornecedor</text:p>
          </table:table-cell>
        </table:table-row>
        <table:table-row>
          <table:table-cell table:style-name="Table19.A2" office:value-type="string">
            <text:p text:style-name="P107">Atores Envolvidos</text:p>
          </table:table-cell>
          <table:table-cell table:style-name="Table19.B2" office:value-type="string">
            <text:p text:style-name="P131">Usuário</text:p>
          </table:table-cell>
        </table:table-row>
        <table:table-row>
          <table:table-cell table:style-name="Table19.A2" office:value-type="string">
            <text:p text:style-name="P107"/>
            <text:p text:style-name="P107">Pré-Condições</text:p>
          </table:table-cell>
          <table:table-cell table:style-name="Table19.B2" office:value-type="string">
            <text:p text:style-name="P135"><text:span text:style-name="T66">PR1</text:span>- <text:span text:style-name="T145">O usuário deve estar na tela Gerenciar Fornecedores;</text:span></text:p>
            <text:p text:style-name="P135"/>
            <text:p text:style-name="P182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9.B2" office:value-type="string">
            <text:p text:style-name="P144"><text:span text:style-name="T66">FP1</text:span>- <text:span text:style-name="T147">O usuário seleciona um dos itens (fornecedor) da lista Fornecedores cadastrados;</text:span></text:p>
            <text:p text:style-name="P144"/>
            <text:p text:style-name="P152"><text:span text:style-name="T66">FP</text:span><text:span text:style-name="T74">2</text:span>- O usuário clica <text:span text:style-name="T162">2 vezes no item (fornecedor) selecionado;</text:span></text:p>
            <text:p text:style-name="P160"/>
            <text:p text:style-name="P160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1"><text:soft-page-break/></text:p>
            <text:p text:style-name="P201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7">Fluxos Alternativos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Regras de Negócio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Pós-Condições</text:p>
          </table:table-cell>
          <table:table-cell table:style-name="Table19.B2" office:value-type="string">
            <text:p text:style-name="P199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7">Casos de uso Dependentes</text:p>
          </table:table-cell>
          <table:table-cell table:style-name="Table19.B2" office:value-type="string">
            <text:p text:style-name="P185">Não se aplica</text:p>
          </table:table-cell>
        </table:table-row>
      </table:table>
      <text:p text:style-name="P94"/>
      <text:p text:style-name="P96"/>
      <text:p text:style-name="P96">Funcionalidade 03: Efetuar Compras</text:p>
      <text:h text:style-name="P245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7">Caso de uso</text:p>
          </table:table-cell>
          <table:table-cell table:style-name="Table21.B1" office:value-type="string">
            <text:p text:style-name="P114">Efetuar Compras</text:p>
          </table:table-cell>
        </table:table-row>
        <table:table-row>
          <table:table-cell table:style-name="Table21.A2" office:value-type="string">
            <text:p text:style-name="P107">Atores Envolvidos</text:p>
          </table:table-cell>
          <table:table-cell table:style-name="Table21.B2" office:value-type="string">
            <text:p text:style-name="P131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3"/>
            <text:p text:style-name="P103">Pré-Condições</text:p>
          </table:table-cell>
          <table:table-cell table:style-name="Table21.B2" office:value-type="string">
            <text:p text:style-name="P135"><text:span text:style-name="T66">PR1</text:span>- <text:span text:style-name="T145">O gerente deve estar na tela Gerenciar Compras.</text:span></text:p>
            <text:p text:style-name="P139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1.B2" office:value-type="string">
            <text:p text:style-name="P144"><text:span text:style-name="T66">FP1</text:span>- <text:span text:style-name="T147">O gerente seleciona o produto;</text:span></text:p>
            <text:p text:style-name="P148"/>
            <text:p text:style-name="P148"><text:span text:style-name="T66">FP2</text:span>- <text:s/><text:span text:style-name="T148">O gerente seleciona a quantidade de produtos.</text:span></text:p>
            <text:p text:style-name="P152"/>
            <text:p text:style-name="P152"><text:span text:style-name="T66">FP3</text:span>- O <text:span text:style-name="T179">gerente</text:span> clica no botão Salvar; <text:span text:style-name="T150">[RN1]</text:span></text:p>
            <text:p text:style-name="P160"/>
            <text:p text:style-name="P160"><text:span text:style-name="T66">FP</text:span><text:span text:style-name="T72">4</text:span>- <text:s/><text:span text:style-name="T179">O gerente preenche a campo data da compra.</text:span></text:p>
            <text:p text:style-name="P160"/>
            <text:p text:style-name="P203"><text:span text:style-name="T66">FP5-</text:span> O cliente seleciona o fornecedor.</text:p>
            <text:p text:style-name="P123"/>
            <text:p text:style-name="P123">FP<text:span text:style-name="T180">6</text:span>- <text:span text:style-name="T170">O gerente clica no botão Encaminhar Pedido.</text:span></text:p>
            <text:p text:style-name="P160"/>
            <text:p text:style-name="P123">FP<text:span text:style-name="T180">7</text:span>- <text:span text:style-name="T170">Um relatório com os produtos selecionados é gerado.</text:span></text:p>
            <text:p text:style-name="P160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>Fluxos Alternativos</text:p>
          </table:table-cell>
          <table:table-cell table:style-name="Table21.B2" office:value-type="string">
            <text:p text:style-name="P160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3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7"/>
            <text:p text:style-name="P107">Regras de Negócio</text:p>
          </table:table-cell>
          <table:table-cell table:style-name="Table21.B2" office:value-type="string">
            <text:p text:style-name="P204">Não se aplica.</text:p>
          </table:table-cell>
        </table:table-row>
        <table:table-row>
          <table:table-cell table:style-name="Table21.A2" office:value-type="string">
            <text:p text:style-name="P107">Pós-Condições</text:p>
          </table:table-cell>
          <table:table-cell table:style-name="Table21.B2" office:value-type="string">
            <text:p text:style-name="P152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7">Casos de uso Dependentes</text:p>
          </table:table-cell>
          <table:table-cell table:style-name="Table21.B2" office:value-type="string">
            <text:p text:style-name="P204">Não se aplica.</text:p>
          </table:table-cell>
        </table:table-row>
      </table:table>
      <text:h text:style-name="P235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47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2">Caso de uso</text:p>
          </table:table-cell>
          <table:table-cell table:style-name="Table5.B1" office:value-type="string">
            <text:p text:style-name="P116">Cadastrar Veículo</text:p>
          </table:table-cell>
        </table:table-row>
        <table:table-row>
          <table:table-cell table:style-name="Table5.A2" office:value-type="string">
            <text:p text:style-name="P107">Atores Envolvidos</text:p>
          </table:table-cell>
          <table:table-cell table:style-name="Table5.B2" office:value-type="string">
            <text:p text:style-name="P131">Usuário</text:p>
          </table:table-cell>
        </table:table-row>
        <table:table-row>
          <table:table-cell table:style-name="Table5.A2" office:value-type="string">
            <text:p text:style-name="P107"/>
            <text:p text:style-name="P107">Pré-Condições</text:p>
          </table:table-cell>
          <table:table-cell table:style-name="Table5.B2" office:value-type="string">
            <text:p text:style-name="P135"><text:span text:style-name="T66">PR1</text:span>- <text:span text:style-name="T145">O usuário deve estar na tela Gerenciar Veículos.</text:span></text:p>
            <text:p text:style-name="P139"/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5.B2" office:value-type="string">
            <text:p text:style-name="P144"><text:span text:style-name="T66">FP1</text:span>- <text:span text:style-name="T147">O usuário clica no botão Novo Veículo;</text:span></text:p>
            <text:p text:style-name="P144"/>
            <text:p text:style-name="P148"><text:span text:style-name="T66">FP2</text:span>- <text:s/><text:span text:style-name="T148">O usuário deverá preencher os campos no formulário (tipo, combustível, marca, modelo, placa, ano, observações);[RN2]</text:span></text:p>
            <text:p text:style-name="P152"/>
            <text:p text:style-name="P152"><text:span text:style-name="T66">FP3</text:span>- O usuário clica no botão Salvar; 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07">Fluxos Alternativos</text:p>
          </table:table-cell>
          <table:table-cell table:style-name="Table5.B2" office:value-type="string">
            <text:p text:style-name="P160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0"/>
            <text:p text:style-name="P168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>Regras de Negócio</text:p>
          </table:table-cell>
          <table:table-cell table:style-name="Table5.B2" office:value-type="string">
            <text:p text:style-name="P152"><text:span text:style-name="T66">RN1</text:span>- O botão Salvar só ficará ativado após serem preenchidos <text:span text:style-name="T168">todos os campos exceto observações</text:span>.</text:p>
            <text:p text:style-name="P157"/>
            <text:p text:style-name="P177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7">Pós-Condições</text:p>
          </table:table-cell>
          <table:table-cell table:style-name="Table5.B2" office:value-type="string">
            <text:p text:style-name="P157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7">Casos de uso Dependentes</text:p>
          </table:table-cell>
          <table:table-cell table:style-name="Table5.B2" office:value-type="string">
            <text:p text:style-name="P180">UC 1.2, UC1.3, UC 1.4</text:p>
          </table:table-cell>
        </table:table-row>
      </table:table>
      <text:h text:style-name="P245" text:outline-level="3"/>
      <text:h text:style-name="P245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Caso de uso</text:p>
          </table:table-cell>
          <table:table-cell table:style-name="Table6.B1" office:value-type="string">
            <text:p text:style-name="P119">Excluir Veículo</text:p>
          </table:table-cell>
        </table:table-row>
        <table:table-row>
          <table:table-cell table:style-name="Table6.A2" office:value-type="string">
            <text:p text:style-name="P107">Atores Envolvidos</text:p>
          </table:table-cell>
          <table:table-cell table:style-name="Table6.B2" office:value-type="string">
            <text:p text:style-name="P131">Usuário</text:p>
          </table:table-cell>
        </table:table-row>
        <table:table-row>
          <table:table-cell table:style-name="Table6.A2" office:value-type="string">
            <text:p text:style-name="P107"/>
            <text:p text:style-name="P107"/>
            <text:p text:style-name="P107">Pré-Condições</text:p>
          </table:table-cell>
          <table:table-cell table:style-name="Table6.B2" office:value-type="string">
            <text:p text:style-name="P135"><text:span text:style-name="T66">PR1</text:span>- <text:span text:style-name="T145">O usuário deve estar na tela Gerenciar Veículos;</text:span></text:p>
            <text:p text:style-name="P135"/>
            <text:p text:style-name="P182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6.B2" office:value-type="string">
            <text:p text:style-name="P144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4"/>
            <text:p text:style-name="P152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8"/>
            <text:p text:style-name="P188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7"/>
            <text:p text:style-name="P107">Fluxos Alternativos</text:p>
          </table:table-cell>
          <table:table-cell table:style-name="Table6.B2" office:value-type="string">
            <text:p text:style-name="P160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7"/>
            <text:p text:style-name="P107">Regras de Negócio</text:p>
          </table:table-cell>
          <table:table-cell table:style-name="Table6.B2" office:value-type="string">
            <text:p text:style-name="P152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7">Pós-Condições</text:p>
          </table:table-cell>
          <table:table-cell table:style-name="Table6.B2" office:value-type="string">
            <text:p text:style-name="P157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7">Casos de uso Dependentes</text:p>
          </table:table-cell>
          <table:table-cell table:style-name="Table6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5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Caso de uso</text:p>
          </table:table-cell>
          <table:table-cell table:style-name="Table7.B1" office:value-type="string">
            <text:p text:style-name="P121">Editar Veículos</text:p>
          </table:table-cell>
        </table:table-row>
        <table:table-row>
          <table:table-cell table:style-name="Table7.A2" office:value-type="string">
            <text:p text:style-name="P107">Atores Envolvidos</text:p>
          </table:table-cell>
          <table:table-cell table:style-name="Table7.B2" office:value-type="string">
            <text:p text:style-name="P131">Usuário</text:p>
          </table:table-cell>
        </table:table-row>
        <table:table-row>
          <table:table-cell table:style-name="Table7.A2" office:value-type="string">
            <text:p text:style-name="P107"/>
            <text:p text:style-name="P107">Pré-Condições</text:p>
          </table:table-cell>
          <table:table-cell table:style-name="Table7.B2" office:value-type="string">
            <text:p text:style-name="P135"><text:span text:style-name="T66">PR1</text:span>- <text:span text:style-name="T145">O usuário deve estar na tela Gerenciar Veículos;</text:span></text:p>
            <text:p text:style-name="P135"/>
            <text:p text:style-name="P182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7.B2" office:value-type="string">
            <text:p text:style-name="P144"><text:span text:style-name="T66">FP1</text:span>- <text:span text:style-name="T147">O usuário seleciona um dos itens “veículo” da lista Veículos cadastrados;</text:span></text:p>
            <text:p text:style-name="P144"/>
            <text:p text:style-name="P152"><text:span text:style-name="T66">FP</text:span><text:span text:style-name="T74">2</text:span>- O usuário clica no botão <text:span text:style-name="T161">Alterar</text:span>;<text:span text:style-name="T150">[RN1]</text:span></text:p>
            <text:p text:style-name="P160"/>
            <text:p text:style-name="P160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8"/>
            <text:p text:style-name="P188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6"/>
            <text:p text:style-name="P196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7"/>
            <text:p text:style-name="P107">Fluxos Alternativos</text:p>
          </table:table-cell>
          <table:table-cell table:style-name="Table7.B2" office:value-type="string">
            <text:p text:style-name="P160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7"/>
            <text:p text:style-name="P107">Regras de Negócio</text:p>
          </table:table-cell>
          <table:table-cell table:style-name="Table7.B2" office:value-type="string">
            <text:p text:style-name="P152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7">Pós-Condições</text:p>
          </table:table-cell>
          <table:table-cell table:style-name="Table7.B2" office:value-type="string">
            <text:p text:style-name="P157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7">Casos de uso Dependentes</text:p>
          </table:table-cell>
          <table:table-cell table:style-name="Table7.B2" office:value-type="string">
            <text:p text:style-name="P185">Não se aplica</text:p>
          </table:table-cell>
        </table:table-row>
      </table:table>
      <text:p text:style-name="P84"/>
      <text:p text:style-name="P73"/>
      <text:h text:style-name="P245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7">Caso de uso</text:p>
          </table:table-cell>
          <table:table-cell table:style-name="Table8.B1" office:value-type="string">
            <text:p text:style-name="P115">Consultar Veículo</text:p>
          </table:table-cell>
        </table:table-row>
        <table:table-row>
          <table:table-cell table:style-name="Table8.A2" office:value-type="string">
            <text:p text:style-name="P107">Atores Envolvidos</text:p>
          </table:table-cell>
          <table:table-cell table:style-name="Table8.B2" office:value-type="string">
            <text:p text:style-name="P131">Usuário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>Pré-Condições</text:p>
          </table:table-cell>
          <table:table-cell table:style-name="Table8.B2" office:value-type="string">
            <text:p text:style-name="P135"><text:span text:style-name="T66">PR1</text:span>- <text:span text:style-name="T145">O usuário deve estar na tela Gerenciar Veículos;</text:span></text:p>
            <text:p text:style-name="P135"/>
            <text:p text:style-name="P182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8.B2" office:value-type="string">
            <text:p text:style-name="P144"><text:span text:style-name="T66">FP1</text:span>- <text:span text:style-name="T147">O usuário seleciona um dos itens “veículo” da lista Veículos cadastrados;</text:span></text:p>
            <text:p text:style-name="P144"/>
            <text:p text:style-name="P152"><text:span text:style-name="T66">FP</text:span><text:span text:style-name="T74">2</text:span>- O usuário clica <text:span text:style-name="T162">2 vezes no item “veículo” selecionado;</text:span></text:p>
            <text:p text:style-name="P160"/>
            <text:p text:style-name="P160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1"/>
            <text:p text:style-name="P201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7">Fluxos Alternativos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Regras de Negócio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Pós-Condições</text:p>
          </table:table-cell>
          <table:table-cell table:style-name="Table8.B2" office:value-type="string">
            <text:p text:style-name="P199">Serão exibidos os dados do funcionário</text:p>
          </table:table-cell>
        </table:table-row>
        <table:table-row>
          <table:table-cell table:style-name="Table8.A2" office:value-type="string">
            <text:p text:style-name="P107">Casos de uso Dependentes</text:p>
          </table:table-cell>
          <table:table-cell table:style-name="Table8.B2" office:value-type="string">
            <text:p text:style-name="P185">Não se aplica</text:p>
          </table:table-cell>
        </table:table-row>
      </table:table>
      <text:p text:style-name="P84"/>
      <text:p text:style-name="P97"/>
      <text:p text:style-name="P97"/>
      <text:p text:style-name="P97"/>
      <text:p text:style-name="P97"/>
      <text:h text:style-name="P236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49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4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0">Caso de uso</text:p>
          </table:table-cell>
          <table:table-cell table:style-name="Table27.B1" office:value-type="string">
            <text:p text:style-name="P118">Cadastrar Usuário</text:p>
          </table:table-cell>
        </table:table-row>
        <table:table-row>
          <table:table-cell table:style-name="Table27.A2" office:value-type="string">
            <text:p text:style-name="P110">Atores Envolvidos</text:p>
          </table:table-cell>
          <table:table-cell table:style-name="Table27.B2" office:value-type="string">
            <text:p text:style-name="P133">Usuário </text:p>
          </table:table-cell>
        </table:table-row>
        <table:table-row>
          <table:table-cell table:style-name="Table27.A2" office:value-type="string">
            <text:p text:style-name="P105"/>
            <text:p text:style-name="P105">Pré-Condições</text:p>
          </table:table-cell>
          <table:table-cell table:style-name="Table27.B2" office:value-type="string">
            <text:p text:style-name="P137"><text:span text:style-name="T66">PR1</text:span>- <text:span text:style-name="T145">O usuário deve estar na tela Gerenciar Usuário.</text:span></text:p>
            <text:p text:style-name="P142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7.B2" office:value-type="string">
            <text:p text:style-name="P146"><text:span text:style-name="T66">FP1</text:span>- <text:span text:style-name="T147">O usuário informa seu nome, um login e a senha.</text:span></text:p>
            <text:p text:style-name="P150"/>
            <text:p text:style-name="P150"><text:span text:style-name="T66">FP2</text:span>- <text:s/><text:span text:style-name="T148">O usuário confirma a senha.[RN1]</text:span></text:p>
            <text:p text:style-name="P155"/>
            <text:p text:style-name="P155"><text:span text:style-name="T66">FP3</text:span>- O usuário clica no botão Salvar; <text:span text:style-name="T150">[RN2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6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>Fluxos Alternativos</text:p>
          </table:table-cell>
          <table:table-cell table:style-name="Table27.B2" office:value-type="string">
            <text:p text:style-name="P162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1"/>
            <text:p text:style-name="P171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>Regras de Negócio</text:p>
          </table:table-cell>
          <table:table-cell table:style-name="Table27.B2" office:value-type="string">
            <text:p text:style-name="P155"><text:span text:style-name="T66">RN1</text:span>- <text:span text:style-name="T189">A senha deve possuir no mínimo 6 caracteres(números e letras) e no máximo 10.</text:span></text:p>
            <text:p text:style-name="P176"/>
            <text:p text:style-name="P176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0">Pós-Condições</text:p>
          </table:table-cell>
          <table:table-cell table:style-name="Table27.B2" office:value-type="string">
            <text:p text:style-name="P155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0">Casos de uso Dependentes</text:p>
          </table:table-cell>
          <table:table-cell table:style-name="Table27.B2" office:value-type="string">
            <text:p text:style-name="P213">Não se aplica.</text:p>
          </table:table-cell>
        </table:table-row>
      </table:table>
      <text:p text:style-name="P85"/>
      <text:p text:style-name="P79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Funcionalidade 06: Gerenciar Produtos </text:p>
      <text:h text:style-name="P246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8">Caso de uso</text:p>
          </table:table-cell>
          <table:table-cell table:style-name="Table10.B1" office:value-type="string">
            <text:p text:style-name="P117">Cadastrar Produto</text:p>
          </table:table-cell>
        </table:table-row>
        <table:table-row>
          <table:table-cell table:style-name="Table10.A2" office:value-type="string">
            <text:p text:style-name="P108">Atores Envolvidos</text:p>
          </table:table-cell>
          <table:table-cell table:style-name="Table10.B2" office:value-type="string">
            <text:p text:style-name="P132">Usuário </text:p>
          </table:table-cell>
        </table:table-row>
        <table:table-row>
          <table:table-cell table:style-name="Table10.A2" office:value-type="string">
            <text:p text:style-name="P104"/>
            <text:p text:style-name="P104">Pré-Condições</text:p>
          </table:table-cell>
          <table:table-cell table:style-name="Table10.B2" office:value-type="string">
            <text:p text:style-name="P136"><text:span text:style-name="T66">PR1</text:span>- <text:span text:style-name="T145">O usuário deve estar na tela Gerenciar Produtos.</text:span></text:p>
            <text:p text:style-name="P140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0.B2" office:value-type="string">
            <text:p text:style-name="P145"><text:span text:style-name="T66">FP1</text:span>- <text:span text:style-name="T147">O usuário clica no botão Novo Produto;</text:span></text:p>
            <text:p text:style-name="P149"/>
            <text:p text:style-name="P149"><text:span text:style-name="T66">FP2</text:span>- <text:s/><text:span text:style-name="T148">O usuário deverá preencher os campos no formulário (descrição, código, preço unitário e categoria )</text:span></text:p>
            <text:p text:style-name="P153"/>
            <text:p text:style-name="P153"><text:span text:style-name="T66">FP3</text:span>- O usuário clica no botão Salvar; <text:span text:style-name="T150">[RN1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5"/>
          </table:table-cell>
        </table:table-row>
        <table:table-row>
          <table:table-cell table:style-name="Table10.A2" office:value-type="string">
            <text:p text:style-name="P108">Fluxos Alternativos</text:p>
          </table:table-cell>
          <table:table-cell table:style-name="Table10.B2" office:value-type="string">
            <text:p text:style-name="P161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69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>Regras de Negócio</text:p>
          </table:table-cell>
          <table:table-cell table:style-name="Table10.B2" office:value-type="string">
            <text:p text:style-name="P153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5"/>
          </table:table-cell>
        </table:table-row>
        <table:table-row>
          <table:table-cell table:style-name="Table10.A2" office:value-type="string">
            <text:p text:style-name="P108">Pós-Condições</text:p>
          </table:table-cell>
          <table:table-cell table:style-name="Table10.B2" office:value-type="string">
            <text:p text:style-name="P153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8">Casos de uso Dependentes</text:p>
          </table:table-cell>
          <table:table-cell table:style-name="Table10.B2" office:value-type="string">
            <text:p text:style-name="P179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0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Caso de uso</text:p>
          </table:table-cell>
          <table:table-cell table:style-name="Table11.B1" office:value-type="string">
            <text:p text:style-name="P120">Excluir Produto</text:p>
          </table:table-cell>
        </table:table-row>
        <table:table-row>
          <table:table-cell table:style-name="Table11.A2" office:value-type="string">
            <text:p text:style-name="P108">Atores Envolvidos</text:p>
          </table:table-cell>
          <table:table-cell table:style-name="Table11.B2" office:value-type="string">
            <text:p text:style-name="P132">Usuário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>Pré-Condições</text:p>
          </table:table-cell>
          <table:table-cell table:style-name="Table11.B2" office:value-type="string">
            <text:p text:style-name="P136"><text:span text:style-name="T66">PR1</text:span>- <text:span text:style-name="T145">O usuário deve estar na tela Gerenciar Produtos;</text:span></text:p>
            <text:p text:style-name="P183"/>
            <text:p text:style-name="P183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/>
            <text:p text:style-name="P108"/>
            <text:p text:style-name="P108"><text:soft-page-break/></text:p>
            <text:p text:style-name="P108">Fluxo Principal</text:p>
          </table:table-cell>
          <table:table-cell table:style-name="Table11.B2" office:value-type="string">
            <text:p text:style-name="P145"><text:span text:style-name="T66">FP1</text:span>- <text:span text:style-name="T147">O usuário seleciona um dos itens (produto) da lista Produtos Cadastrados;</text:span></text:p>
            <text:p text:style-name="P153"/>
            <text:p text:style-name="P153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1"><text:soft-page-break/></text:p>
            <text:p text:style-name="P161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89"/>
            <text:p text:style-name="P189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8"/>
            <text:p text:style-name="P108">Fluxos Alternativos</text:p>
          </table:table-cell>
          <table:table-cell table:style-name="Table11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8"/>
            <text:p text:style-name="P108">Regras de Negócio</text:p>
          </table:table-cell>
          <table:table-cell table:style-name="Table11.B2" office:value-type="string">
            <text:p text:style-name="P153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8">Pós-Condições</text:p>
          </table:table-cell>
          <table:table-cell table:style-name="Table11.B2" office:value-type="string">
            <text:p text:style-name="P158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8">Casos de uso Dependentes</text:p>
          </table:table-cell>
          <table:table-cell table:style-name="Table11.B2" office:value-type="string">
            <text:p text:style-name="P186">Não se aplica</text:p>
          </table:table-cell>
        </table:table-row>
      </table:table>
      <text:p text:style-name="P100"/>
      <text:h text:style-name="P246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8">Caso de uso</text:p>
          </table:table-cell>
          <table:table-cell table:style-name="Table12.B1" office:value-type="string">
            <text:p text:style-name="P122">Editar Produto</text:p>
          </table:table-cell>
        </table:table-row>
        <table:table-row>
          <table:table-cell table:style-name="Table12.A2" office:value-type="string">
            <text:p text:style-name="P108">Atores Envolvidos</text:p>
          </table:table-cell>
          <table:table-cell table:style-name="Table12.B2" office:value-type="string">
            <text:p text:style-name="P132">Usuário 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Pré-Condições</text:p>
          </table:table-cell>
          <table:table-cell table:style-name="Table12.B2" office:value-type="string">
            <text:p text:style-name="P136"><text:span text:style-name="T66">PR1</text:span>- <text:span text:style-name="T145">O usuário deve estar na tela Gerenciar Produtos;</text:span></text:p>
            <text:p text:style-name="P186"/>
            <text:p text:style-name="P183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2.B2" office:value-type="string">
            <text:p text:style-name="P145"><text:span text:style-name="T66">FP1</text:span>- <text:span text:style-name="T147">O usuário seleciona um dos itens (produto) da lista Produtos Cadastrados;</text:span></text:p>
            <text:p text:style-name="P158"/>
            <text:p text:style-name="P158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2"/>
            <text:p text:style-name="P189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7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Fluxos Alternativos</text:p>
          </table:table-cell>
          <table:table-cell table:style-name="Table12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8"/>
            <text:p text:style-name="P108">Regras de Negócio</text:p>
          </table:table-cell>
          <table:table-cell table:style-name="Table12.B2" office:value-type="string">
            <text:p text:style-name="P153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8">Pós-Condições</text:p>
          </table:table-cell>
          <table:table-cell table:style-name="Table12.B2" office:value-type="string">
            <text:p text:style-name="P158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8">Casos de uso Dependentes</text:p>
          </table:table-cell>
          <table:table-cell table:style-name="Table12.B2" office:value-type="string">
            <text:p text:style-name="P186">Não se aplica</text:p>
          </table:table-cell>
        </table:table-row>
      </table:table>
      <text:p text:style-name="P100"/>
      <text:h text:style-name="P246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Caso de uso</text:p>
          </table:table-cell>
          <table:table-cell table:style-name="Table20.B1" office:value-type="string">
            <text:p text:style-name="P125">Verificar Produto</text:p>
          </table:table-cell>
        </table:table-row>
        <table:table-row>
          <table:table-cell table:style-name="Table20.A2" office:value-type="string">
            <text:p text:style-name="P108">Atores Envolvidos</text:p>
          </table:table-cell>
          <table:table-cell table:style-name="Table20.B2" office:value-type="string">
            <text:p text:style-name="P132">Usuário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>Pré-Condições</text:p>
          </table:table-cell>
          <table:table-cell table:style-name="Table20.B2" office:value-type="string">
            <text:p text:style-name="P136"><text:span text:style-name="T66">PR1</text:span>- <text:span text:style-name="T145">O usuário deve estar na tela Gerenciar Produtos;</text:span></text:p>
            <text:p text:style-name="P136"/>
            <text:p text:style-name="P183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0.B2" office:value-type="string">
            <text:p text:style-name="P145"><text:span text:style-name="T66">FP1</text:span>- <text:span text:style-name="T147">O usuário seleciona um dos itens (produto) da lista Produtos cadastrados;</text:span></text:p>
            <text:p text:style-name="P153"/>
            <text:p text:style-name="P153"><text:span text:style-name="T66">FP</text:span><text:span text:style-name="T74">2</text:span>- O usuário clica <text:span text:style-name="T162">2 vezes no item (produto) selecionado;</text:span></text:p>
            <text:p text:style-name="P165"/>
            <text:p text:style-name="P161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0"/>
            <text:p text:style-name="P200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8">Fluxos Alternativos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Regras de Negócio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Pós-Condições</text:p>
          </table:table-cell>
          <table:table-cell table:style-name="Table20.B2" office:value-type="string">
            <text:p text:style-name="P200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8">Casos de uso Dependentes</text:p>
          </table:table-cell>
          <table:table-cell table:style-name="Table20.B2" office:value-type="string">
            <text:p text:style-name="P186">Não se aplica</text:p>
          </table:table-cell>
        </table:table-row>
      </table:table>
      <text:p text:style-name="P100"/>
      <text:h text:style-name="P237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8">Caso de uso</text:p>
          </table:table-cell>
          <table:table-cell table:style-name="Table22.B1" office:value-type="string">
            <text:p text:style-name="P128">Efetuar Vendas</text:p>
          </table:table-cell>
        </table:table-row>
        <table:table-row>
          <table:table-cell table:style-name="Table22.A2" office:value-type="string">
            <text:p text:style-name="P108">Atores Envolvidos</text:p>
          </table:table-cell>
          <table:table-cell table:style-name="Table22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8">Pré-Condições</text:p>
          </table:table-cell>
          <table:table-cell table:style-name="Table22.B2" office:value-type="string">
            <text:p text:style-name="P210">O usuário deve está na tela Gerenciamento de Vendas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/>
            <text:p text:style-name="P108"><text:soft-page-break/></text:p>
            <text:p text:style-name="P108"/>
            <text:p text:style-name="P108">Fluxo Principal</text:p>
          </table:table-cell>
          <table:table-cell table:style-name="Table22.B2" office:value-type="string">
            <text:p text:style-name="P141"><text:span text:style-name="T66">PR1</text:span>- <text:span text:style-name="T145">O cliente seleciona os produtos.</text:span></text:p>
            <text:p text:style-name="P207"><text:span text:style-name="T66">PR2-</text:span>O usuário seleciona o produto e a quantidade dos produtos que o cliente deseja.</text:p>
            <text:p text:style-name="P207"><text:soft-page-break/><text:span text:style-name="T66">PR3-</text:span> O usuário clica no botão <text:span text:style-name="T66">Adicionar</text:span>.</text:p>
            <text:p text:style-name="P207"><text:span text:style-name="T66">PR4-</text:span> O usuário informa a data da compra e seleciona a forma de pagamento e o nome do cliente.<text:span text:style-name="T93">[AF1]</text:span></text:p>
            <text:p text:style-name="P207"><text:span text:style-name="T66">PR5-</text:span> O usuário informa o valor total <text:span text:style-name="T187">que é gerado automaticamente</text:span>.</text:p>
            <text:p text:style-name="P207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>Fluxos Alternativos</text:p>
          </table:table-cell>
          <table:table-cell table:style-name="Table22.B2" office:value-type="string">
            <text:p text:style-name="P208"/>
            <text:p text:style-name="P169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8"/>
            <text:p text:style-name="P108">Regras de Negócio</text:p>
          </table:table-cell>
          <table:table-cell table:style-name="Table22.B2" office:value-type="string">
            <text:p text:style-name="P153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8">Pós-Condições</text:p>
          </table:table-cell>
          <table:table-cell table:style-name="Table22.B2" office:value-type="string">
            <text:p text:style-name="P210">A compra estará efetuada.</text:p>
          </table:table-cell>
        </table:table-row>
        <table:table-row>
          <table:table-cell table:style-name="Table22.A2" office:value-type="string">
            <text:p text:style-name="P108">Casos de uso Dependentes</text:p>
          </table:table-cell>
          <table:table-cell table:style-name="Table22.B2" office:value-type="string">
            <text:p text:style-name="P214">U.C 2.9.1</text:p>
          </table:table-cell>
        </table:table-row>
      </table:table>
      <text:p text:style-name="P100"/>
      <text:h text:style-name="P238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47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7">Caso de uso</text:p>
          </table:table-cell>
          <table:table-cell table:style-name="Table13.B1" office:value-type="string">
            <text:p text:style-name="P116">Cadastrar Cliente</text:p>
          </table:table-cell>
        </table:table-row>
        <table:table-row>
          <table:table-cell table:style-name="Table13.A2" office:value-type="string">
            <text:p text:style-name="P107">Atores Envolvidos</text:p>
          </table:table-cell>
          <table:table-cell table:style-name="Table13.B2" office:value-type="string">
            <text:p text:style-name="P131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7">Pré-Condições</text:p>
          </table:table-cell>
          <table:table-cell table:style-name="Table13.B2" office:value-type="string">
            <text:p text:style-name="P139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3.B2" office:value-type="string">
            <text:p text:style-name="P144"><text:span text:style-name="T66">FP1</text:span>- <text:span text:style-name="T147">O usuário clica no botão Novo Cliente;</text:span></text:p>
            <text:p text:style-name="P144"/>
            <text:p text:style-name="P148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2"/>
            <text:p text:style-name="P152"><text:span text:style-name="T66">FP3</text:span>- O usuário clica no botão Salvar; 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>Fluxos Alternativos</text:p>
          </table:table-cell>
          <table:table-cell table:style-name="Table13.B2" office:value-type="string">
            <text:p text:style-name="P160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0"/>
            <text:p text:style-name="P168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7"/>
            <text:p text:style-name="P107">Regras de Negócio</text:p>
          </table:table-cell>
          <table:table-cell table:style-name="Table13.B2" office:value-type="string">
            <text:p text:style-name="P152"><text:span text:style-name="T66">RN1</text:span>- O botão Salvar só ficará ativado após serem preenchidos <text:span text:style-name="T181">todos os campos</text:span></text:p>
            <text:p text:style-name="P152"/>
            <text:p text:style-name="P174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7">Pós-Condições</text:p>
          </table:table-cell>
          <table:table-cell table:style-name="Table13.B2" office:value-type="string">
            <text:p text:style-name="P157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7">Casos de uso Dependentes</text:p>
          </table:table-cell>
          <table:table-cell table:style-name="Table13.B2" office:value-type="string">
            <text:p text:style-name="P180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5"/>
      <text:p text:style-name="P95"/>
      <text:h text:style-name="P245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7">Caso de uso</text:p>
          </table:table-cell>
          <table:table-cell table:style-name="Table14.B1" office:value-type="string">
            <text:p text:style-name="P119">Excluir Cliente</text:p>
          </table:table-cell>
        </table:table-row>
        <table:table-row>
          <table:table-cell table:style-name="Table14.A2" office:value-type="string">
            <text:p text:style-name="P107">Atores Envolvidos</text:p>
          </table:table-cell>
          <table:table-cell table:style-name="Table14.B2" office:value-type="string">
            <text:p text:style-name="P131">Usuário</text:p>
          </table:table-cell>
        </table:table-row>
        <table:table-row>
          <table:table-cell table:style-name="Table14.A2" office:value-type="string">
            <text:p text:style-name="P107"/>
            <text:p text:style-name="P107">Pré-Condições</text:p>
          </table:table-cell>
          <table:table-cell table:style-name="Table14.B2" office:value-type="string">
            <text:p text:style-name="P135"><text:span text:style-name="T66">PR1</text:span>- <text:span text:style-name="T145">O usuário deve estar na tela Gerenciar Clientes;</text:span></text:p>
            <text:p text:style-name="P135"/>
            <text:p text:style-name="P182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4.B2" office:value-type="string">
            <text:p text:style-name="P144"><text:span text:style-name="T66">FP1</text:span>- <text:span text:style-name="T147">O usuário seleciona um dos itens (cliente) da lista Clientes cadastrados;</text:span></text:p>
            <text:p text:style-name="P144"/>
            <text:p text:style-name="P152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8"/>
            <text:p text:style-name="P188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>Fluxos Alternativos</text:p>
          </table:table-cell>
          <table:table-cell table:style-name="Table14.B2" office:value-type="string">
            <text:p text:style-name="P160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7"/>
            <text:p text:style-name="P107">Regras de Negócio</text:p>
          </table:table-cell>
          <table:table-cell table:style-name="Table14.B2" office:value-type="string">
            <text:p text:style-name="P152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7">Pós-Condições</text:p>
          </table:table-cell>
          <table:table-cell table:style-name="Table14.B2" office:value-type="string">
            <text:p text:style-name="P157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7">Casos de uso Dependentes</text:p>
          </table:table-cell>
          <table:table-cell table:style-name="Table14.B2" office:value-type="string">
            <text:p text:style-name="P185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h text:style-name="P247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7">Caso de uso</text:p>
          </table:table-cell>
          <table:table-cell table:style-name="Table15.B1" office:value-type="string">
            <text:p text:style-name="P121">Editar Clientes</text:p>
          </table:table-cell>
        </table:table-row>
        <table:table-row>
          <table:table-cell table:style-name="Table15.A2" office:value-type="string">
            <text:p text:style-name="P107">Atores Envolvidos</text:p>
          </table:table-cell>
          <table:table-cell table:style-name="Table15.B2" office:value-type="string">
            <text:p text:style-name="P131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7">Pré-Condições</text:p>
          </table:table-cell>
          <table:table-cell table:style-name="Table15.B2" office:value-type="string">
            <text:p text:style-name="P135"><text:span text:style-name="T66">PR1</text:span>- <text:span text:style-name="T145">O usuário deve estar na tela Gerenciar Clientes;</text:span></text:p>
            <text:p text:style-name="P139"/>
            <text:p text:style-name="P182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5.B2" office:value-type="string">
            <text:p text:style-name="P144"><text:span text:style-name="T66">FP1</text:span>- <text:span text:style-name="T147">O usuário seleciona um dos itens (clientes) da lista Clientes cadastrados;</text:span></text:p>
            <text:p text:style-name="P144"/>
            <text:p text:style-name="P15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0"/>
            <text:p text:style-name="P160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8"/>
            <text:p text:style-name="P188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6"/>
            <text:p text:style-name="P196"><text:span text:style-name="T66">FP6</text:span>- O usuário altera os dados que ele deseja e clica no botão Salvar;</text:p>
            <text:p text:style-name="P160"/>
          </table:table-cell>
        </table:table-row>
        <table:table-row>
          <table:table-cell table:style-name="Table15.A2" office:value-type="string">
            <text:p text:style-name="P107"/>
            <text:p text:style-name="P107">Fluxos Alternativos</text:p>
          </table:table-cell>
          <table:table-cell table:style-name="Table15.B2" office:value-type="string">
            <text:p text:style-name="P205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7"/>
            <text:p text:style-name="P107">Regras de Negócio</text:p>
          </table:table-cell>
          <table:table-cell table:style-name="Table15.B2" office:value-type="string">
            <text:p text:style-name="P152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7">Pós-Condições</text:p>
          </table:table-cell>
          <table:table-cell table:style-name="Table15.B2" office:value-type="string">
            <text:p text:style-name="P157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7">Casos de uso Dependentes</text:p>
          </table:table-cell>
          <table:table-cell table:style-name="Table15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45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7">Caso de uso</text:p>
          </table:table-cell>
          <table:table-cell table:style-name="Table16.B1" office:value-type="string">
            <text:p text:style-name="P124">Consultar Cliente</text:p>
          </table:table-cell>
        </table:table-row>
        <table:table-row>
          <table:table-cell table:style-name="Table16.A2" office:value-type="string">
            <text:p text:style-name="P107">Atores Envolvidos</text:p>
          </table:table-cell>
          <table:table-cell table:style-name="Table16.B2" office:value-type="string">
            <text:p text:style-name="P131">Usuário</text:p>
          </table:table-cell>
        </table:table-row>
        <table:table-row>
          <table:table-cell table:style-name="Table16.A2" office:value-type="string">
            <text:p text:style-name="P107"/>
            <text:p text:style-name="P107">Pré-Condições</text:p>
          </table:table-cell>
          <table:table-cell table:style-name="Table16.B2" office:value-type="string">
            <text:p text:style-name="P135"><text:span text:style-name="T66">PR1</text:span>- <text:span text:style-name="T145">O usuário deve estar na tela Gerenciar Clientes;</text:span></text:p>
            <text:p text:style-name="P135"/>
            <text:p text:style-name="P182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7"/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16.B2" office:value-type="string">
            <text:p text:style-name="P144"><text:span text:style-name="T66">FP1</text:span>- <text:span text:style-name="T147">O usuário seleciona um dos itens “cliente” da lista Clientes Cadastrados;</text:span></text:p>
            <text:p text:style-name="P144"><text:soft-page-break/></text:p>
            <text:p text:style-name="P152"><text:span text:style-name="T66">FP</text:span><text:span text:style-name="T74">2</text:span>- O usuário clica <text:span text:style-name="T162">2 vezes no item “cliente”selecionado;</text:span></text:p>
            <text:p text:style-name="P160"/>
            <text:p text:style-name="P160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1"/>
            <text:p text:style-name="P201"><text:span text:style-name="T66">FP</text:span><text:span text:style-name="T83">4</text:span>- O usuário clica no botão fechar e retorna para a tela Gerenciar <text:span text:style-name="T181">clientes</text:span>.</text:p>
            <text:p text:style-name="P160"/>
          </table:table-cell>
        </table:table-row>
        <table:table-row>
          <table:table-cell table:style-name="Table16.A2" office:value-type="string">
            <text:p text:style-name="P107">Fluxos Alternativos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Regras de Negócio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Pós-Condições</text:p>
          </table:table-cell>
          <table:table-cell table:style-name="Table16.B2" office:value-type="string">
            <text:p text:style-name="P199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7">Casos de uso Dependentes</text:p>
          </table:table-cell>
          <table:table-cell table:style-name="Table16.B2" office:value-type="string">
            <text:p text:style-name="P185">Não se aplica</text:p>
          </table:table-cell>
        </table:table-row>
      </table:table>
      <text:p text:style-name="P95"/>
      <text:h text:style-name="P239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9">Caso de uso</text:p>
          </table:table-cell>
          <table:table-cell table:style-name="Table26.B1" office:value-type="string">
            <text:p text:style-name="P129">Realizar entregas</text:p>
          </table:table-cell>
        </table:table-row>
        <table:table-row>
          <table:table-cell table:style-name="Table26.A2" office:value-type="string">
            <text:p text:style-name="P109">Atores Envolvidos</text:p>
          </table:table-cell>
          <table:table-cell table:style-name="Table26.B2" office:value-type="string">
            <text:p text:style-name="P210">Recepcionista, motorista e Cliente</text:p>
          </table:table-cell>
        </table:table-row>
        <table:table-row>
          <table:table-cell table:style-name="Table26.A2" office:value-type="string">
            <text:p text:style-name="P109">Pré-Condições</text:p>
          </table:table-cell>
          <table:table-cell table:style-name="Table26.B2" office:value-type="string">
            <text:p text:style-name="P210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6.B2" office:value-type="string">
            <text:p text:style-name="P141"><text:span text:style-name="T66">PR1</text:span>- <text:span text:style-name="T145">O seleciona o cliente, condutor e o veículo.</text:span></text:p>
            <text:p text:style-name="P207"><text:span text:style-name="T66">PR2-</text:span>O <text:span text:style-name="T188">usuário informa o endereço onde serão entregues os produtos(Rua/Av, número, bairro, cidade e complemento)</text:span>.</text:p>
            <text:p text:style-name="P207"><text:span text:style-name="T66">PR3-</text:span> O usuário clica no botão <text:span text:style-name="T94">Salvar</text:span>.</text:p>
            <text:p text:style-name="P207"><text:span text:style-name="T66">PR4-</text:span> <text:span text:style-name="T188">A recepcionista encaminha os produtos ao motorista. </text:span></text:p>
            <text:p text:style-name="P207"><text:span text:style-name="T66">PR5-</text:span> O <text:span text:style-name="T188">motorista realiza a entrega.[</text:span><text:span text:style-name="T94">AF1]</text:span></text:p>
            <text:p text:style-name="P207"><text:span text:style-name="T66">PR6-</text:span> O cliente <text:span text:style-name="T188">assina a nota de entrega.</text:span></text:p>
            <text:p text:style-name="P211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Fluxos Alternativos</text:p>
          </table:table-cell>
          <table:table-cell table:style-name="Table26.B2" office:value-type="string">
            <text:p text:style-name="P209"/>
            <text:p text:style-name="P170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Regras de Negócio</text:p>
          </table:table-cell>
          <table:table-cell table:style-name="Table26.B2" office:value-type="string">
            <text:p text:style-name="P154"><text:span text:style-name="T66">RN1</text:span>- O botão “<text:span text:style-name="T188">Salvar”</text:span> só ficará ativado após <text:span text:style-name="T188">o preenchimento de todos os campos.</text:span></text:p>
            <text:p text:style-name="P212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9">Pós-Condições</text:p>
          </table:table-cell>
          <table:table-cell table:style-name="Table26.B2" office:value-type="string">
            <text:p text:style-name="P210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09">Casos de uso Dependentes</text:p>
          </table:table-cell>
          <table:table-cell table:style-name="Table26.B2" office:value-type="string">
            <text:p text:style-name="P211">Não se aplica.</text:p>
          </table:table-cell>
        </table:table-row>
      </table:table>
      <text:p text:style-name="P101"/>
      <text:p text:style-name="P98"/>
      <text:p text:style-name="P98"/>
      <text:p text:style-name="P98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7">Caso de uso</text:p>
          </table:table-cell>
          <table:table-cell table:style-name="Table23.B1" office:value-type="string">
            <text:p text:style-name="P126">Verificar Estoque</text:p>
          </table:table-cell>
        </table:table-row>
        <table:table-row>
          <table:table-cell table:style-name="Table23.A2" office:value-type="string">
            <text:p text:style-name="P107">Atores Envolvidos</text:p>
          </table:table-cell>
          <table:table-cell table:style-name="Table23.B2" office:value-type="string">
            <text:p text:style-name="P131">Usuário</text:p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Pré-Condições</text:p>
          </table:table-cell>
          <table:table-cell table:style-name="Table23.B2" office:value-type="string">
            <text:p text:style-name="P135"><text:span text:style-name="T66">PR1</text:span>- <text:span text:style-name="T145">O usuário deve estar na tela Gerenciar Estoque;</text:span></text:p>
            <text:p text:style-name="P182"/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Fluxo Principal</text:p>
          </table:table-cell>
          <table:table-cell table:style-name="Table23.B2" office:value-type="string">
            <text:p text:style-name="P144"><text:span text:style-name="T66">FP1</text:span>- <text:span text:style-name="T147">O usuário seleciona digita o nome do produto no campo Buscar Produto;</text:span></text:p>
            <text:p text:style-name="P152"/>
            <text:p text:style-name="P152"><text:span text:style-name="T66">FP</text:span><text:span text:style-name="T74">2</text:span>- <text:span text:style-name="T184">É exibida na tela todas as informações do produto. </text:span></text:p>
            <text:p text:style-name="P160"/>
          </table:table-cell>
        </table:table-row>
        <table:table-row>
          <table:table-cell table:style-name="Table23.A2" office:value-type="string">
            <text:p text:style-name="P107"/>
            <text:p text:style-name="P107">Fluxos Alternativos</text:p>
          </table:table-cell>
          <table:table-cell table:style-name="Table23.B2" office:value-type="string">
            <text:p text:style-name="P127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7"/>
            <text:p text:style-name="P107">Regras de Negócio</text:p>
          </table:table-cell>
          <table:table-cell table:style-name="Table23.B2" office:value-type="string">
            <text:p text:style-name="P127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7">Pós-Condições</text:p>
          </table:table-cell>
          <table:table-cell table:style-name="Table23.B2" office:value-type="string">
            <text:p text:style-name="P206">As informações do produto são exibidas</text:p>
          </table:table-cell>
        </table:table-row>
        <table:table-row>
          <table:table-cell table:style-name="Table23.A2" office:value-type="string">
            <text:p text:style-name="P107">Casos de uso Dependentes</text:p>
          </table:table-cell>
          <table:table-cell table:style-name="Table23.B2" office:value-type="string">
            <text:p text:style-name="P185">Não se aplica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73"><text:soft-page-break/><text:span text:style-name="T39">3</text:span><text:span text:style-name="T38">. Protótipos de telas</text:span></text:p>
      <text:p text:style-name="P36">Menu Principal</text:p>
      <text:p text:style-name="P48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9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7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3358640341294314476" text:style-name="L2">
        <text:list-item>
          <text:p text:style-name="P224">Separação muito clara entre as camadas de visualização e regras de negócios; </text:p>
        </text:list-item>
        <text:list-item>
          <text:p text:style-name="P229">Manutenção do sistema se torna mais fácil; </text:p>
        </text:list-item>
        <text:list-item>
          <text:p text:style-name="P218">Reaproveitamento de código,</text:p>
        </text:list-item>
        <text:list-item>
          <text:p text:style-name="P219">Melhor organização da arquitetura do projeto.</text:p>
        </text:list-item>
        <text:list-item>
          <text:p text:style-name="P218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223"><draw:frame draw:style-name="fr10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0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11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0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1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5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1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1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1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16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3959214619350354906" text:style-name="L3">
        <text:list-item>
          <text:p text:style-name="P225">Pode ser totalmente modificado</text:p>
        </text:list-item>
      </text:list>
      <text:list xml:id="list3055346541695131001" text:style-name="L4">
        <text:list-item>
          <text:p text:style-name="P226">Facilidade de Programação e Aprendizado</text:p>
        </text:list-item>
        <text:list-item>
          <text:p text:style-name="P226">Possuir funções que facilitam o processo de desenvolvimento</text:p>
        </text:list-item>
        <text:list-item>
          <text:p text:style-name="P226">Por ser usado em qualquer tipo de aplicação </text:p>
        </text:list-item>
        <text:list-item>
          <text:p text:style-name="P226">Ser multiplataforma</text:p>
        </text:list-item>
        <text:list-item>
          <text:p text:style-name="P226">Baratear significativamente o valor do projetos</text:p>
          <text:p text:style-name="P226"/>
        </text:list-item>
      </text:list>
      <text:p text:style-name="P20"><text:span text:style-name="T192">4</text:span>.7.4. Ferramentas Case</text:p>
      <text:p text:style-name="P83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7"><text:span text:style-name="T194"><text:tab/>Segundo </text:span><text:span text:style-name="T173">[1]</text:span><text:span text:style-name="T194">, o</text:span>utras funcionalidades interessantes encontradas no ArgoUML são:</text:p>
      <text:list xml:id="list2829963345324053584" text:style-name="L5">
        <text:list-item>
          <text:p text:style-name="P227">Compatibilidade com o padrão XMI: permite-lhe utilizar modelos criados com o UML em outros programas.</text:p>
        </text:list-item>
        <text:list-item>
          <text:p text:style-name="P228">Estrutura modular para a engenharia reversa.</text:p>
        </text:list-item>
        <text:list-item>
          <text:p text:style-name="P228">Produção de códigos para Java, C , PHP4 e PHP5.</text:p>
        </text:list-item>
      </text:list>
      <text:p text:style-name="P76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6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5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6"/>
      <text:p text:style-name="P67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7"/>
      <text:p text:style-name="P68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8"/>
      <text:p text:style-name="P69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0"/>
      <text:p text:style-name="P70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0"/>
      <text:p text:style-name="P71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H29M2S</meta:editing-duration>
    <meta:editing-cycles>25</meta:editing-cycles>
    <meta:generator>LibreOffice/4.2.8.2$Linux_x86 LibreOffice_project/420m0$Build-2</meta:generator>
    <dc:date>2016-12-14T11:56:18.646100382</dc:date>
    <meta:document-statistic meta:table-count="25" meta:image-count="41" meta:object-count="0" meta:page-count="46" meta:paragraph-count="672" meta:word-count="5159" meta:character-count="33217" meta:non-whitespace-character-count="28664"/>
  </office:meta>
</office:document-meta>
</file>